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23cm" fo:min-width="22.5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style:paragraph-properties fo:margin-left="0cm" fo:margin-right="0cm" fo:margin-top="0cm" fo:margin-bottom="0cm" fo:line-height="150%" fo:text-indent="0cm"/>
    </style:style>
    <style:style style:name="P4" style:family="paragraph">
      <loext:graphic-properties draw:fill="none" draw:fill-color="#ffffff"/>
      <style:paragraph-properties fo:line-height="150%"/>
    </style:style>
    <style:style style:name="T1" style:family="text">
      <style:text-properties style:text-position="super 58%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4.528cm" presentation:class="title" presentation:user-transformed="true">
          <draw:text-box>
            <text:p>Plan for 2<text:span text:style-name="T1">nd</text:span> Review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23.072cm" svg:height="10.073cm" svg:x="2cm" svg:y="2.7cm">
          <draw:text-box>
            <text:list text:style-name="L2">
              <text:list-item>
                <text:p text:style-name="P2"><text:span text:style-name="T2">Paper</text:span></text:p>
              </text:list-item>
            </text:list>
            <text:list text:style-name="L1">
              <text:list-item>
                <text:list>
                  <text:list-item>
                    <text:p text:style-name="P3">Read through the paper ‘Adversarial Sampling Attack on Phishing Detection’</text:p>
                  </text:list-item>
                  <text:list-item>
                    <text:p text:style-name="P3">List out the questions</text:p>
                  </text:list-item>
                  <text:list-item>
                    <text:p text:style-name="P2">Mail the author for clarification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Model</text:span></text:p>
              </text:list-item>
            </text:list>
            <text:list text:style-name="L1">
              <text:list-item>
                <text:list>
                  <text:list-item>
                    <text:p text:style-name="P2">Get the data and phishing detection model</text:p>
                  </text:list-item>
                  <text:list-item>
                    <text:p text:style-name="P2">Understand the model </text:p>
                  </text:list-item>
                  <text:list-item>
                    <text:p text:style-name="P2">Check the features used</text:p>
                  </text:list-item>
                  <text:list-item>
                    <text:p text:style-name="P2">Try to craft adversarial sample by manipulating the feature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20:09:24.419049022</meta:creation-date>
    <dc:date>2019-09-25T20:21:25.974012867</dc:date>
    <meta:editing-duration>PT12M5S</meta:editing-duration>
    <meta:editing-cycles>3</meta:editing-cycles>
    <meta:generator>LibreOffice/6.0.7.3$Linux_X86_64 LibreOffice_project/00m0$Build-3</meta:generator>
    <meta:document-statistic meta:object-count="27"/>
  </office:meta>
</office:document-meta>
</file>